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6fed"/>
    </style:style>
    <style:style style:name="P2" style:family="paragraph" style:parent-style-name="Standard" style:master-page-name="Standard">
      <style:paragraph-properties style:page-number="auto"/>
      <style:text-properties fo:font-size="16pt" fo:font-weight="bold" officeooo:rsid="00176fed" officeooo:paragraph-rsid="00176fed" style:font-size-asian="14pt" style:font-weight-asian="bold" style:font-size-complex="16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76fe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#01</text:p>
      <text:p text:style-name="Standard">#include&lt;iostream&gt;</text:p>
      <text:p text:style-name="Standard">using namespace std;</text:p>
      <text:p text:style-name="Standard">class LoadingSystem</text:p>
      <text:p text:style-name="Standard">{</text:p>
      <text:p text:style-name="Standard"><text:tab/>private:</text:p>
      <text:p text:style-name="Standard"><text:tab/><text:tab/>int lode;</text:p>
      <text:p text:style-name="Standard"><text:tab/>Public:</text:p>
      <text:p text:style-name="Standard"><text:tab/><text:tab/>loadingSystem()</text:p>
      <text:p text:style-name="Standard"><text:tab/><text:tab/>{</text:p>
      <text:p text:style-name="Standard"><text:tab/><text:tab/>}</text:p>
      <text:p text:style-name="Standard"><text:tab/><text:tab/>void setter(int loadno)</text:p>
      <text:p text:style-name="Standard"><text:tab/><text:tab/>{</text:p>
      <text:p text:style-name="Standard"><text:tab/><text:tab/><text:tab/>load = loadno;</text:p>
      <text:p text:style-name="Standard"><text:tab/><text:tab/>}</text:p>
      <text:p text:style-name="Standard"><text:tab/><text:tab/>void getter()</text:p>
      <text:p text:style-name="Standard"><text:tab/><text:tab/>{</text:p>
      <text:p text:style-name="Standard"><text:tab/><text:tab/><text:tab/>cout&lt;&lt;"load is : "&lt;&lt;load;</text:p>
      <text:p text:style-name="Standard"><text:tab/><text:tab/>}</text:p>
      <text:p text:style-name="Standard"><text:tab/></text:p>
      <text:p text:style-name="Standard">};</text:p>
      <text:p text:style-name="Standard">int main()</text:p>
      <text:p text:style-name="Standard">{</text:p>
      <text:p text:style-name="Standard"><text:tab/>Loading_System s;</text:p>
      <text:p text:style-name="Standard"><text:tab/>s.setter(4);</text:p>
      <text:p text:style-name="Standard"><text:tab/>s.getter();</text:p>
      <text:p text:style-name="Standard"><text:tab/>return 0;</text:p>
      <text:p text:style-name="Standard">}</text:p>
      <text:p text:style-name="P1"><text:span text:style-name="T2"/></text:p>
      <text:p text:style-name="P1"><text:soft-page-break/><text:span text:style-name="T2"/></text:p>
      <text:p text:style-name="P1"><text:span text:style-name="T2">Task </text:span><text:span text:style-name="T3">#0</text:span><text:span text:style-name="T2">2:</text:span></text:p>
      <text:p text:style-name="P1">#include&lt;iostream&gt;</text:p>
      <text:p text:style-name="Standard">using namespace std;</text:p>
      <text:p text:style-name="Standard">class student</text:p>
      <text:p text:style-name="Standard">{</text:p>
      <text:p text:style-name="Standard"><text:tab/>private:</text:p>
      <text:p text:style-name="Standard"><text:tab/><text:tab/>int Roll_no;</text:p>
      <text:p text:style-name="Standard"><text:tab/><text:tab/>float GPA;</text:p>
      <text:p text:style-name="Standard"><text:tab/><text:tab/>int* marks;</text:p>
      <text:p text:style-name="Standard"><text:tab/><text:tab/></text:p>
      <text:p text:style-name="Standard"><text:tab/>public:</text:p>
      <text:p text:style-name="Standard"><text:tab/><text:tab/>student()</text:p>
      <text:p text:style-name="Standard"><text:tab/><text:tab/>{</text:p>
      <text:p text:style-name="Standard"><text:tab/><text:tab/><text:tab/>marks = new int[5];</text:p>
      <text:p text:style-name="Standard"><text:tab/><text:tab/><text:tab/>cout&lt;&lt;"enter the roll no : ";</text:p>
      <text:p text:style-name="Standard"><text:tab/><text:tab/><text:tab/>cin&gt;&gt;Roll_no;</text:p>
      <text:p text:style-name="Standard"><text:tab/><text:tab/><text:tab/></text:p>
      <text:p text:style-name="Standard"><text:tab/><text:tab/><text:tab/>cout&lt;&lt;"enter the marks : ";</text:p>
      <text:p text:style-name="Standard"><text:tab/><text:tab/><text:tab/>for(int i=0 ; i&lt;5 ; i++)</text:p>
      <text:p text:style-name="Standard"><text:tab/><text:tab/><text:tab/>{</text:p>
      <text:p text:style-name="Standard"><text:tab/><text:tab/><text:tab/><text:tab/>cout&lt;&lt;"enter the "&lt;&lt;i+1&lt;&lt;" marks : ";</text:p>
      <text:p text:style-name="Standard"><text:tab/><text:tab/><text:tab/><text:tab/>cin&gt;&gt;marks[i];</text:p>
      <text:p text:style-name="Standard"><text:tab/><text:tab/><text:tab/>}</text:p>
      <text:p text:style-name="Standard"><text:tab/><text:tab/>}</text:p>
      <text:p text:style-name="Standard"><text:tab/><text:tab/>void CalculateGPA()</text:p>
      <text:p text:style-name="Standard"><text:tab/><text:tab/>{</text:p>
      <text:p text:style-name="Standard"><text:tab/><text:tab/><text:tab/>for(int i=0 ; i&lt;5 ; i++)</text:p>
      <text:p text:style-name="Standard"><text:tab/><text:tab/><text:tab/>{</text:p>
      <text:p text:style-name="Standard"><text:soft-page-break/><text:tab/><text:tab/><text:tab/><text:tab/>GPA = marks[i];</text:p>
      <text:p text:style-name="Standard"><text:tab/><text:tab/><text:tab/>}</text:p>
      <text:p text:style-name="Standard"><text:tab/><text:tab/><text:tab/>GPA = GPA/5;</text:p>
      <text:p text:style-name="Standard"><text:tab/><text:tab/><text:tab/>cout&lt;&lt;"the GPA is :"&lt;&lt;GPA&lt;&lt;endl;</text:p>
      <text:p text:style-name="Standard"><text:tab/><text:tab/>}</text:p>
      <text:p text:style-name="Standard"><text:tab/><text:tab/>~student()</text:p>
      <text:p text:style-name="Standard"><text:tab/><text:tab/>{</text:p>
      <text:p text:style-name="Standard"><text:tab/><text:tab/><text:tab/>delete[] marks;</text:p>
      <text:p text:style-name="Standard"><text:tab/><text:tab/>}</text:p>
      <text:p text:style-name="Standard">};</text:p>
      <text:p text:style-name="Standard">int main()</text:p>
      <text:p text:style-name="Standard">{</text:p>
      <text:p text:style-name="Standard"><text:tab/>student s;</text:p>
      <text:p text:style-name="Standard"><text:tab/>s.CalculateGPA();</text:p>
      <text:p text:style-name="Standard"><text:tab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ifza Majeed</meta:initial-creator>
    <meta:editing-cycles>3</meta:editing-cycles>
    <meta:creation-date>2020-10-01T12:27:00</meta:creation-date>
    <dc:date>2020-10-01T18:20:35.374687251</dc:date>
    <meta:editing-duration>PT7M33S</meta:editing-duration>
    <meta:generator>LibreOffice/6.4.6.2$Linux_X86_64 LibreOffice_project/40$Build-2</meta:generator>
    <meta:document-statistic meta:table-count="0" meta:image-count="0" meta:object-count="0" meta:page-count="3" meta:paragraph-count="72" meta:word-count="130" meta:character-count="834" meta:non-whitespace-character-count="6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